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4.034cm"/>
    </style:style>
    <style:style style:name="co5" style:family="table-column">
      <style:table-column-properties fo:break-before="auto" style:column-width="5.861cm"/>
    </style:style>
    <style:style style:name="co6" style:family="table-column">
      <style:table-column-properties fo:break-before="auto" style:column-width="10.507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12.4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689cm" fo:break-before="page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87cm" fo:break-before="auto" style:use-optimal-row-height="true"/>
    </style:style>
    <style:style style:name="ro6" style:family="table-row">
      <style:table-row-properties style:row-height="1.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st plan of JavaMelod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o execute tests, some things are needed 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guide :</text:p>
          </table:table-cell>
          <table:table-cell table:number-columns-repeated="2"/>
          <table:table-cell office:value-type="string" calcext:value-type="string">
            <text:p><text:a xlink:href="https://github.com/javamelody/javamelody/wiki/UserGuide" xlink:type="simple">https://github.com/javamelody/javamelody/wiki/UserGuide</text:a></text:p>
          </table:table-cell>
        </table:table-row>
        <table:table-row table:style-name="ro2">
          <table:table-cell office:value-type="string" calcext:value-type="string">
            <text:p>Advanced user guide :</text:p>
          </table:table-cell>
          <table:table-cell table:number-columns-repeated="2"/>
          <table:table-cell office:value-type="string" calcext:value-type="string">
            <text:p><text:a xlink:href="https://github.com/javamelody/javamelody/wiki/UserGuideAdvanced" xlink:type="simple">https://github.com/javamelody/javamelody/wiki/UserGuideAdvanced</text:a></text:p>
          </table:table-cell>
        </table:table-row>
        <table:table-row table:style-name="ro2">
          <table:table-cell office:value-type="string" calcext:value-type="string">
            <text:p>Parameters : </text:p>
          </table:table-cell>
          <table:table-cell table:number-columns-repeated="2"/>
          <table:table-cell office:value-type="string" calcext:value-type="string">
            <text:p><text:a xlink:href="https://github.com/javamelody/javamelody/wiki/Parameters" xlink:type="simple">https://github.com/javamelody/javamelody/wiki/Parameters</text:a> </text:p>
          </table:table-cell>
        </table:table-row>
        <table:table-row table:style-name="ro1">
          <table:table-cell office:value-type="string" calcext:value-type="string">
            <text:p>javamelody-test-webapp.war :</text:p>
          </table:table-cell>
          <table:table-cell table:number-columns-repeated="2"/>
          <table:table-cell office:value-type="string" calcext:value-type="string">
            <text:p>build javamelody-test-webapp.war from sources using Maven clean package (see dev. Guide)</text:p>
          </table:table-cell>
        </table:table-row>
      </table:table>
      <table:table table:name="Tests" table:style-name="ta1" table:print="false"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" table:number-columns-repeated="53" table:default-cell-style-name="ce4"/>
        <table:table-column table:style-name="co1" table:number-columns-repeated="960" table:default-cell-style-name="Default"/>
        <table:table-row table:style-name="ro1">
          <table:table-cell table:style-name="ce5" office:value-type="string" calcext:value-type="string">
            <text:p>Test category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Application server</text:p>
          </table:table-cell>
          <table:table-cell table:style-name="ce18" office:value-type="string" calcext:value-type="string">
            <text:p>JDK</text:p>
          </table:table-cell>
          <table:table-cell table:style-name="ce5" office:value-type="string" calcext:value-type="string">
            <text:p>Test summary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Date of test</text:p>
          </table:table-cell>
          <table:table-cell table:style-name="ce5" office:value-type="string" calcext:value-type="string">
            <text:p>Result of test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Tester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14" table:number-columns-repeated="4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14" table:number-columns-repeated="3"/>
          <table:table-cell table:style-name="ce17"/>
          <table:table-cell table:style-name="ce14" table:number-columns-repeated="6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10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table:number-columns-repeated="3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4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8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7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JRE 1.6/7/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Check that the « memory histogram » feature explains the need for a JDK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.1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24" calcext:value-type="date">
            <text:p>24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6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31" calcext:value-type="date">
            <text:p>31/01/11</text:p>
          </table:table-cell>
          <table:table-cell table:style-name="ce9" office:value-type="string" calcext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7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8.x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Jrockit 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IBM WebSphere 7</text:p>
          </table:table-cell>
          <table:table-cell table:style-name="ce6" office:value-type="string" calcext:value-type="string">
            <text:p>IBM J9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5" calcext:value-type="date">
            <text:p>05/02/1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 office:value-type="string" calcext:value-type="string">
            <text:p>should be ok, but making websphere work was above my power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ozilla Firefox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Google Chrom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Ed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Internet Explorer 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high cpu usage for heap histogram page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solution-second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orage-directo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warning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vere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url-exclude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htt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ql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j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prin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uice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rvice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rut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rror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o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f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pa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played-coun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no-databas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ystem-actions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atasourc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sessio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dmin-email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perio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table:number-columns-repeated="56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onitoring-path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wrap-datasources</text:p>
          </table:table-cell>
          <table:table-cell table:style-name="ce3" office:value-type="string" calcext:value-type="string">
            <text:p>In tomcat, 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ca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quartz-default-listener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zip-compression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ns-lookups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avamelody-swing-ur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obsolete-graph-day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obsolete-stats-day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x-rrd-disk-usage-m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secon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excluded-packag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ampling-included-packag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ustom-repor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srf-protection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x-frame-op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uthorized-us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update-check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subject-prefix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onnections-stack-traces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ger-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mx-expose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pplication-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pplication-versio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ven-repositori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um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raphite-addr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atsd-addr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cloudwatch-namesp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heap-dump-s3-bucket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fluxdb-ur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atadog-api-ke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context parame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system properti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iority of parameters in system properties, in context parameters and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1">without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2">with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JRobi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arts and collect unavailable if JRobin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vailabililty of the PDF reports if iText classes are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navailabililty of the PDF reports if iText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all PDF can be open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7-15" calcext:value-type="date">
            <text:p>15/07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nglis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Fren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erm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ortugu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tal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krain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ze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in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fault language of the serv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s to reports in administration for Jenki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Pause job is not supported by jira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IRA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Confluence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ession for desktop does not work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for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of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Bamboo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itbucket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8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feray plugin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9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onar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lfresco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rails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1-27" calcext:value-type="date">
            <text:p>27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WebLogic 11g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8.x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 (use mvn jetty:run in javamelody-test-webapp)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14.j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0-11-07" calcext:value-type="date">
            <text:p>07/11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1.21.0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6.jar or h2-x.jar (with contains java.sql.Driver fil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BasicDataSour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JndiObjectFactoryBea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s with excludedDatasources propert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*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ejb names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annotation in ejb classe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n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 regex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pring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tcher with an interface (selon user's guid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Guic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for struts actio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truts-Xwork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GWT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WT method names in http reques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 defined in spring scheduling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 paused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Quartz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 cach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ll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ehcach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error message with oracle when the user is not granted, including the grant que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orac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postgre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my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ybase</text:p>
          </table:table-cell>
          <table:table-cell table:style-name="ce3" office:value-type="string" calcext:value-type="string">
            <text:p>to be written</text:p>
          </table:table-cell>
          <table:table-cell table:style-name="Default"/>
          <table:table-cell table:style-name="ce7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db2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qlserver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h2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 including « CONFIDENTIAL » for SS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10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(SecurityManager) and check error messag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and modify java.policy file (catalina.policy); the examples webapp needs to be undeploy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NoWebappMod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without modification of webapp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EA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in an ear fiile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melody.war in tomc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 with xml transport form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veral applic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pplications not available any mor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mall issue : an application not available is not easy to remove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 application with several instances (such as in a cluster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ollect of requests and of java inform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splay of requests and other data based on usage (spring, guice, services, jsp, jobs, caches...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urrent requests and system a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login and passwor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2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8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bugging logs at debug level for intialization (and no higher level for normal initialization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Last shutdow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the last_shutdown.html file is written when the server is stopp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Reques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quests statistics and details</text:p>
          </table:table-cell>
          <table:table-cell table:style-name="ce3" office:value-type="string" calcext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xecute the garbage collec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Generate a heap dum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View memory histogra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validate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a http session detai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deployment descrip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Mbea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S proc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JNDI tre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pened jdbc conne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System information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check the contents of system informations and compare with jconsole/jvisualv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View threa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Kill a threa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Print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Check that all html screens can be correctly printed.</text:p>
          </table:table-cell>
          <table:table-cell table:style-name="ce3" office:value-type="string" calcext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7">
          <table:table-cell table:style-name="ce3" office:value-type="string" calcext:value-type="string">
            <text:p>CustomResourceFilter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ressources such as css, js or images can be customized with CustomResourceFilt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Desktop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avaWebStart 1.7</text:p>
          </table:table-cell>
          <table:table-cell table:style-name="ce3" table:number-columns-repeated="60"/>
          <table:table-cell table:number-columns-repeated="960"/>
        </table:table-row>
        <table:table-row table:style-name="ro1" table:number-rows-repeated="65334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 table:number-rows-repeated="9829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sts.A1:Tests.AMJ6558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22:12:03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meric Vernat</meta:initial-creator>
    <meta:creation-date>2010-08-26T17:04:42.85</meta:creation-date>
    <dc:date>2020-07-15T19:27:52.873000000</dc:date>
    <meta:editing-duration>P45DT14H2M48S</meta:editing-duration>
    <meta:editing-cycles>467</meta:editing-cycles>
    <meta:generator>LibreOffice/6.4.2.2$Windows_X86_64 LibreOffice_project/4e471d8c02c9c90f512f7f9ead8875b57fcb1ec3</meta:generator>
    <meta:document-statistic meta:table-count="2" meta:cell-count="2102" meta:object-count="0"/>
  </office:meta>
</office:document-meta>
</file>